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Preformatted_20_Text">
      <style:text-properties style:font-name="Courier New" fo:font-size="8pt" style:font-name-asian="Courier New" style:font-size-asian="8pt" style:font-name-complex="Courier New" style:font-size-complex="8pt"/>
    </style:style>
    <style:style style:name="P2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Preformatted_20_Text">
      <style:text-properties fo:font-size="8pt" style:font-size-asian="8pt" style:font-size-complex="8pt"/>
    </style:style>
    <style:style style:name="P4" style:family="paragraph" style:parent-style-name="Preformatted_20_Text">
      <style:paragraph-properties fo:margin-top="0cm" fo:margin-bottom="0.499cm" style:contextual-spacing="false"/>
      <style:text-properties fo:font-size="8pt" style:font-size-asian="8pt" style:font-size-complex="8pt"/>
    </style:style>
    <style:style style:name="P5" style:family="paragraph" style:parent-style-name="Horizontal_20_Line">
      <style:text-properties fo:font-size="12pt" style:font-size-asian="12pt" style:font-size-complex="12pt"/>
    </style:style>
    <style:style style:name="P6" style:family="paragraph" style:parent-style-name="Preformatted_20_Text">
      <style:text-properties fo:font-size="12pt" style:font-size-asian="12pt" style:font-size-complex="12pt"/>
    </style:style>
    <style:style style:name="P7" style:family="paragraph" style:parent-style-name="Preformatted_20_Text">
      <style:text-properties fo:font-size="12pt" style:font-size-asian="12pt" style:font-size-complex="12pt"/>
    </style:style>
    <style:style style:name="P8" style:family="paragraph" style:parent-style-name="Text_20_body" style:list-style-name="L1">
      <style:text-properties fo:font-size="12pt" style:font-size-asian="12pt" style:font-size-complex="12pt"/>
    </style:style>
    <style:style style:name="P9" style:family="paragraph" style:parent-style-name="Text_20_body" style:list-style-name="L1">
      <style:text-properties fo:font-size="12pt" officeooo:rsid="00200410" officeooo:paragraph-rsid="00200410" style:font-size-asian="12pt" style:font-size-complex="12pt"/>
    </style:style>
    <style:style style:name="P10" style:family="paragraph" style:parent-style-name="Text_20_body">
      <style:text-properties style:font-name="Courier New" fo:font-size="12pt" style:font-size-asian="12pt" style:font-size-complex="12pt"/>
    </style:style>
    <style:style style:name="T1" style:family="text">
      <style:text-properties officeooo:rsid="00200410"/>
    </style:style>
    <style:style style:name="T2" style:family="text">
      <style:text-properties style:font-name="Courier New" officeooo:rsid="00200410" style:font-name-asian="Courier New" style:font-name-complex="Courier New"/>
    </style:style>
    <style:style style:name="T3" style:family="text">
      <style:text-properties officeooo:rsid="00207e28"/>
    </style:style>
    <style:style style:name="T4" style:family="text">
      <style:text-properties officeooo:rsid="0020b69b"/>
    </style:style>
    <style:style style:name="T5" style:family="text">
      <style:text-properties officeooo:rsid="002267b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 text:is-list-header="true">BOLETÍN 30</text:h>
      <text:p text:style-name="Text_20_body">Dado el siguiente documento XML, escribe las expresiones XPath que devuelvan la respuesta deseada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&lt;?xml version="1.0" encoding="UTF-8"?&gt;</text:p>
            <text:p text:style-name="P3">&lt;<text:span text:style-name="T2">centro&gt;</text:span></text:p>
            <text:p text:style-name="P3"><text:s text:c="2"/>&lt;modulos&gt;</text:p>
            <text:p text:style-name="P3"><text:s text:c="4"/>&lt;modulo id="0228"&gt;</text:p>
            <text:p text:style-name="P3"><text:s text:c="6"/>&lt;nombre&gt;Aplicaciones web&lt;/nombre&gt;</text:p>
            <text:p text:style-name="P3"><text:s text:c="6"/>&lt;curso&gt;2&lt;/curso&gt;</text:p>
            <text:p text:style-name="P3"><text:s text:c="6"/>&lt;horasSemanales&gt;4&lt;/horasSemanales&gt;</text:p>
            <text:p text:style-name="P3"><text:s text:c="6"/>&lt;ciclo&gt;SMR&lt;/ciclo&gt;</text:p>
            <text:p text:style-name="P3"><text:s text:c="4"/>&lt;/modulo&gt;</text:p>
            <text:p text:style-name="P3"><text:s text:c="4"/>&lt;modulo id="0372"&gt;</text:p>
            <text:p text:style-name="P3"><text:s text:c="6"/>&lt;nombre&gt;Gestión de bases de datos&lt;/nombre&gt;</text:p>
            <text:p text:style-name="P3"><text:s text:c="6"/>&lt;curso&gt;1&lt;/curso&gt;</text:p>
            <text:p text:style-name="P3"><text:s text:c="6"/>&lt;horasSemanales&gt;5&lt;/horasSemanales&gt;</text:p>
            <text:p text:style-name="P3"><text:s text:c="6"/>&lt;ciclo&gt;ASIR&lt;/ciclo&gt;</text:p>
            <text:p text:style-name="P3"><text:s text:c="4"/>&lt;/modulo&gt;</text:p>
            <text:p text:style-name="P3"><text:s text:c="4"/>&lt;modulo id="0373"&gt;</text:p>
            <text:p text:style-name="P3"><text:s text:c="6"/>&lt;nombre&gt;Lenguajes de marcas y sistemas de gestión de información&lt;/nombre&gt;</text:p>
            <text:p text:style-name="P3"><text:s text:c="6"/>&lt;curso&gt;1&lt;/curso&gt;</text:p>
            <text:p text:style-name="P3"><text:s text:c="6"/>&lt;horasSemanales&gt;3&lt;/horasSemanales&gt;</text:p>
            <text:p text:style-name="P3"><text:s text:c="6"/>&lt;ciclo&gt;ASIR&lt;/ciclo&gt;</text:p>
            <text:p text:style-name="P3"><text:s text:c="6"/>&lt;ciclo&gt;DAW&lt;/ciclo&gt;</text:p>
            <text:p text:style-name="P3"><text:s text:c="4"/>&lt;/modulo&gt;</text:p>
            <text:p text:style-name="P3"><text:s text:c="4"/>&lt;modulo id="0376"&gt;</text:p>
            <text:p text:style-name="P3"><text:s text:c="6"/>&lt;nombre&gt;Implantación de aplicaciones web&lt;/nombre&gt;</text:p>
            <text:p text:style-name="P3"><text:s text:c="6"/>&lt;curso&gt;2&lt;/curso&gt;</text:p>
            <text:p text:style-name="P3"><text:s text:c="6"/>&lt;horasSemanales&gt;5&lt;/horasSemanales&gt;</text:p>
            <text:p text:style-name="P3"><text:s text:c="6"/>&lt;ciclo&gt;ASIR&lt;/ciclo&gt;</text:p>
            <text:p text:style-name="P3"><text:s text:c="4"/>&lt;/modulo&gt;</text:p>
            <text:p text:style-name="P3"><text:s text:c="2"/>&lt;/modulos&gt;</text:p>
            <text:p text:style-name="P4">&lt;/<text:span text:style-name="T2">centro&gt;</text:span></text:p>
            <text:p text:style-name="P2"/>
          </table:table-cell>
        </table:table-row>
      </table:table>
      <text:p text:style-name="Preformatted_20_Text"/>
      <text:list xml:id="list167444923" text:style-name="L1">
        <text:list-item>
          <text:p text:style-name="P8">Nombre de los módulos que se imparten en el Colegio.</text:p>
        </text:list-item>
      </text:list>
      <text:p text:style-name="P10">//<text:span text:style-name="T5">modulo/nombre</text:span></text:p>
      <text:list xml:id="list121613435836634" text:continue-numbering="true" text:style-name="L1">
        <text:list-item>
          <text:p text:style-name="P8">Nombre de los módulos del ciclo ASIR <text:span text:style-name="T1">sin etiquetas.</text:span></text:p>
        </text:list-item>
      </text:list>
      <text:p text:style-name="P6">//<text:span text:style-name="T5">modulo[ciclo=”ASIR”]/nombre/text()</text:span></text:p>
      <text:list xml:id="list121613823493316" text:continue-numbering="true" text:style-name="L1">
        <text:list-item>
          <text:p text:style-name="P8">Nombre de los módulos que se imparten en el <text:s/><text:span text:style-name="T1">primer</text:span> curso de cualquier ciclo:</text:p>
        </text:list-item>
      </text:list>
      <text:p text:style-name="P6">//<text:span text:style-name="T5">modulo[curso=1]/nombre</text:span></text:p>
      <text:list xml:id="list121614020495661" text:continue-numbering="true" text:style-name="L1">
        <text:list-item>
          <text:p text:style-name="P8">Nombre de los módulos de menos de 5 horas semanales:</text:p>
        </text:list-item>
      </text:list>
      <text:p text:style-name="P6">//<text:span text:style-name="T5">modulo[horasSemanales&lt;5]/nombre</text:span></text:p>
      <text:list xml:id="list121615547298829" text:continue-numbering="true" text:style-name="L1">
        <text:list-item>
          <text:p text:style-name="P8">Nombre de los módulos que se imparten en el <text:s/><text:span text:style-name="T1">segundo </text:span><text:s/>curso de <text:s/><text:span text:style-name="T5">ASIR</text:span><text:span text:style-name="T1">.</text:span></text:p>
        </text:list-item>
      </text:list>
      <text:p text:style-name="P6">//<text:span text:style-name="T5">modulo[curso=2 and ciclo=”ASIR”]/nombre</text:span></text:p>
      <text:list xml:id="list121613733503642" text:continue-numbering="true" text:style-name="L1">
        <text:list-item>
          <text:p text:style-name="P8"><text:span text:style-name="T1">Nombre <text:s/>y h</text:span>oras semanales de los módulos de más de 3 horas semanales.</text:p>
        </text:list-item>
      </text:list>
      <text:p text:style-name="P10">//<text:span text:style-name="T5">modulo[horasSemanales&gt;3]/horasSemanales | //modulo[horasSemanales&gt;3]/nombre</text:span></text:p>
      <text:list xml:id="list121613458695174" text:continue-numbering="true" text:style-name="L1">
        <text:list-item>
          <text:p text:style-name="P9"><text:span text:style-name="T3">C</text:span>ódigo id, <text:s/><text:span text:style-name="T3">nombre módulo </text:span>y ciclo <text:span text:style-name="T4">sin etiquetas</text:span>.</text:p>
        </text:list-item>
      </text:list>
      <text:p text:style-name="P6">//@id | //nombre/text() | //ciclo/text()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2-04-01T23:50:30</meta:creation-date>
    <dc:date>2023-03-20T12:16:13.178701585</dc:date>
    <dc:language>es-ES</dc:language>
    <meta:editing-cycles>11</meta:editing-cycles>
    <meta:editing-duration>PT1H15M53S</meta:editing-duration>
    <meta:document-statistic meta:table-count="1" meta:image-count="0" meta:object-count="0" meta:page-count="1" meta:paragraph-count="46" meta:word-count="167" meta:character-count="1616" meta:non-whitespace-character-count="1358"/>
    <meta:user-defined meta:name="Info 1"/>
    <meta:user-defined meta:name="Info 2"/>
    <meta:user-defined meta:name="Info 3"/>
    <meta:user-defined meta:name="Info 4"/>
  </office:meta>
</office:document-meta>
</file>